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def57" officeooo:paragraph-rsid="001def57"/>
    </style:style>
    <style:style style:name="P2" style:family="paragraph" style:parent-style-name="Standard">
      <style:text-properties style:text-underline-style="solid" style:text-underline-width="auto" style:text-underline-color="font-color" officeooo:rsid="00233483" officeooo:paragraph-rsid="00233483"/>
    </style:style>
    <style:style style:name="P3" style:family="paragraph" style:parent-style-name="Standard">
      <style:text-properties style:text-underline-style="solid" style:text-underline-width="auto" style:text-underline-color="font-color" officeooo:rsid="00294795" officeooo:paragraph-rsid="00294795"/>
    </style:style>
    <style:style style:name="P4" style:family="paragraph" style:parent-style-name="Standard">
      <style:text-properties style:text-underline-style="solid" style:text-underline-width="auto" style:text-underline-color="font-color" officeooo:rsid="002ba092" officeooo:paragraph-rsid="002ba092"/>
    </style:style>
    <style:style style:name="P5" style:family="paragraph" style:parent-style-name="Standard">
      <style:text-properties style:text-underline-style="solid" style:text-underline-width="auto" style:text-underline-color="font-color" officeooo:rsid="003864b4" officeooo:paragraph-rsid="003864b4"/>
    </style:style>
    <style:style style:name="P6" style:family="paragraph" style:parent-style-name="Standard">
      <style:text-properties style:text-underline-style="none" officeooo:rsid="00202a1d" officeooo:paragraph-rsid="00202a1d"/>
    </style:style>
    <style:style style:name="P7" style:family="paragraph" style:parent-style-name="Standard">
      <style:text-properties style:text-underline-style="none" officeooo:rsid="0021c53e" officeooo:paragraph-rsid="0021c53e"/>
    </style:style>
    <style:style style:name="P8" style:family="paragraph" style:parent-style-name="Standard">
      <style:text-properties style:text-underline-style="none" officeooo:rsid="0021c53e" officeooo:paragraph-rsid="00233483"/>
    </style:style>
    <style:style style:name="P9" style:family="paragraph" style:parent-style-name="Standard">
      <style:text-properties style:text-underline-style="none" officeooo:rsid="00233483" officeooo:paragraph-rsid="00233483"/>
    </style:style>
    <style:style style:name="P10" style:family="paragraph" style:parent-style-name="Standard">
      <style:text-properties style:text-underline-style="none" officeooo:rsid="00234937" officeooo:paragraph-rsid="00234937"/>
    </style:style>
    <style:style style:name="P11" style:family="paragraph" style:parent-style-name="Standard">
      <style:text-properties style:text-underline-style="none" officeooo:rsid="0023eb3b" officeooo:paragraph-rsid="0023eb3b"/>
    </style:style>
    <style:style style:name="P12" style:family="paragraph" style:parent-style-name="Standard">
      <style:text-properties style:text-underline-style="none" officeooo:rsid="0026c2cd" officeooo:paragraph-rsid="0026c2cd"/>
    </style:style>
    <style:style style:name="P13" style:family="paragraph" style:parent-style-name="Standard">
      <style:text-properties style:text-underline-style="none" officeooo:rsid="0027780b" officeooo:paragraph-rsid="0027780b"/>
    </style:style>
    <style:style style:name="P14" style:family="paragraph" style:parent-style-name="Standard">
      <style:text-properties style:text-underline-style="none" officeooo:rsid="00294795" officeooo:paragraph-rsid="00294795"/>
    </style:style>
    <style:style style:name="P15" style:family="paragraph" style:parent-style-name="Standard">
      <style:text-properties style:text-underline-style="none" officeooo:rsid="002dad79" officeooo:paragraph-rsid="002dad79"/>
    </style:style>
    <style:style style:name="P16" style:family="paragraph" style:parent-style-name="Standard">
      <style:text-properties style:text-underline-style="none" officeooo:rsid="0030ed15" officeooo:paragraph-rsid="0030ed15"/>
    </style:style>
    <style:style style:name="P17" style:family="paragraph" style:parent-style-name="Standard">
      <style:text-properties style:text-underline-style="none" officeooo:rsid="0032b63f" officeooo:paragraph-rsid="0032b63f"/>
    </style:style>
    <style:style style:name="P18" style:family="paragraph" style:parent-style-name="Standard">
      <style:text-properties style:text-underline-style="none" officeooo:rsid="0032b63f" officeooo:paragraph-rsid="0033093c"/>
    </style:style>
    <style:style style:name="P19" style:family="paragraph" style:parent-style-name="Standard">
      <style:text-properties style:text-underline-style="none" officeooo:rsid="0035cfa7" officeooo:paragraph-rsid="0035cfa7"/>
    </style:style>
    <style:style style:name="P20" style:family="paragraph" style:parent-style-name="Standard">
      <style:text-properties style:text-underline-style="none" officeooo:rsid="00393877" officeooo:paragraph-rsid="00393877"/>
    </style:style>
    <style:style style:name="P21" style:family="paragraph" style:parent-style-name="Standard">
      <style:text-properties style:text-underline-style="none" officeooo:rsid="003c3421" officeooo:paragraph-rsid="003c3421"/>
    </style:style>
    <style:style style:name="P22" style:family="paragraph" style:parent-style-name="Standard">
      <style:text-properties style:text-underline-style="none" officeooo:rsid="003d30f1" officeooo:paragraph-rsid="003d30f1"/>
    </style:style>
    <style:style style:name="T1" style:family="text">
      <style:text-properties officeooo:rsid="001eaa53"/>
    </style:style>
    <style:style style:name="T2" style:family="text">
      <style:text-properties officeooo:rsid="0023348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officeooo:rsid="0033093c"/>
    </style:style>
    <style:style style:name="T7" style:family="text">
      <style:text-properties officeooo:rsid="0035cfa7"/>
    </style:style>
    <style:style style:name="T8" style:family="text">
      <style:text-properties officeooo:rsid="003b3859"/>
    </style:style>
    <style:style style:name="T9" style:family="text">
      <style:text-properties officeooo:rsid="003bf1ad"/>
    </style:style>
    <style:style style:name="T10" style:family="text">
      <style:text-properties officeooo:rsid="003bf66d"/>
    </style:style>
    <style:style style:name="T11" style:family="text">
      <style:text-properties officeooo:rsid="003d17c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 1<text:span text:style-name="T1">a</text:span>:</text:p>
      <text:p text:style-name="P6">Let E – Event that sum of the 2 numbers of dice landings is <text:span text:style-name="T2">'i'</text:span></text:p>
      <text:p text:style-name="P6">E1 – Event that dice lands on '6'.</text:p>
      <text:p text:style-name="P14">P(E1|E) is the required probability.</text:p>
      <text:p text:style-name="P14"/>
      <text:p text:style-name="P2">Case -1:</text:p>
      <text:p text:style-name="P8"><text:span text:style-name="T2">We know by conditional probability that, </text:span>p(E|E1) = <draw:frame draw:style-name="fr1" draw:name="Object1" text:anchor-type="as-char" svg:y="-0.152in" svg:width="1.2252in" svg:height="0.20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If 'i' lies in [2,6], then <draw:frame draw:style-name="fr1" draw:name="Object2" text:anchor-type="as-char" svg:y="-0.152in" svg:width="1.0272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=&gt; P(E|E1) = 0 </text:p>
      <text:p text:style-name="P7"/>
      <text:p text:style-name="P2">Case – 2:</text:p>
      <text:p text:style-name="P10">Here, 'i' belongs to [7,12] .</text:p>
      <text:p text:style-name="P11"><draw:frame draw:style-name="fr1" draw:name="Object3" text:anchor-type="as-char" svg:y="-0.152in" svg:width="2.2339in" svg:height="0.200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>Note, that if dice - 1 lands on 6, then dice - 2 must land on 'i-6', for the sum to be 'i'. <text:s/>Therefore, the second dice only has one choice.</text:p>
      <text:p text:style-name="P12"/>
      <text:p text:style-name="P3">Notation:</text:p>
      <text:p text:style-name="P14">[ (x,y) is a tuple means , dice – 1 landed on x, and dice – 2 landed on y]</text:p>
      <text:p text:style-name="P12"/>
      <text:p text:style-name="P13">Note that P(E), depends on the value of 'i'.</text:p>
      <text:p text:style-name="P13">a) <text:span text:style-name="T3">i=7:</text:span></text:p>
      <text:p text:style-name="P14">All possible scenarios are (1,6), (6,1), (2,5), (5, 2), (3,4), (4,3).</text:p>
      <text:p text:style-name="P14">=&gt; p(E) = 6/36</text:p>
      <text:p text:style-name="P14">=&gt; p(E1|E)=1/6</text:p>
      <text:p text:style-name="P14"/>
      <text:p text:style-name="P14">b) <text:span text:style-name="T3">i=8:</text:span></text:p>
      <text:p text:style-name="P14">All possible scenarios are (2,6), (6,2), (3,5), (5,3), (4,4).</text:p>
      <text:p text:style-name="P14">=&gt;p(E)=5/36.</text:p>
      <text:p text:style-name="P14">=&gt;p(E1|E)=1/5.</text:p>
      <text:p text:style-name="P14"/>
      <text:p text:style-name="P14">c) <text:span text:style-name="T3">i=9:</text:span></text:p>
      <text:p text:style-name="P14">All possible scenarios are (3,6), (6,3), (5,4), (4,5)</text:p>
      <text:p text:style-name="P14">=&gt; p(E) = 4/36.</text:p>
      <text:p text:style-name="P14">=&gt; p(E1|E)= ¼.</text:p>
      <text:p text:style-name="P14"/>
      <text:p text:style-name="P14">d) <text:span text:style-name="T3">i=10:</text:span></text:p>
      <text:p text:style-name="P14">All possible scenarios are (4,6), (6,4), (5,5).</text:p>
      <text:p text:style-name="P14">=&gt; p(E) = 3/36.</text:p>
      <text:p text:style-name="P14">=&gt; p(E1|E) = 1/3.</text:p>
      <text:p text:style-name="P14"/>
      <text:p text:style-name="P14">e) <text:span text:style-name="T5">i=11:</text:span></text:p>
      <text:p text:style-name="P14"><text:span text:style-name="T4">All possible scenarios are (6,5), (5,6).</text:span></text:p>
      <text:p text:style-name="P14"><text:span text:style-name="T4">=&gt; p(E) = 2/36.</text:span></text:p>
      <text:p text:style-name="P14"><text:span text:style-name="T4">=&gt; p(E1|E) = ½.</text:span></text:p>
      <text:p text:style-name="P14"><text:span text:style-name="T4">f) </text:span><text:span text:style-name="T5">i=12:</text:span><text:span text:style-name="T4"> </text:span></text:p>
      <text:p text:style-name="P14">The only case possible is (6,6).</text:p>
      <text:p text:style-name="P14">=&gt; p(E) = 1/36.</text:p>
      <text:p text:style-name="P14">=&gt; p(E1|E) = 1.</text:p>
      <text:p text:style-name="P14"/>
      <text:p text:style-name="P4"><text:soft-page-break/>Solution 1b:</text:p>
      <text:p text:style-name="P15">Let E1 – randomly chosen bulb initially lights.</text:p>
      <text:p text:style-name="P15">Let E2 – bulb chosen will still be working after 1 week.</text:p>
      <text:p text:style-name="P15"/>
      <text:p text:style-name="P16">By conditional probability formula, we know that,</text:p>
      <text:p text:style-name="P16">p(E2|E1) = <draw:frame draw:style-name="fr1" draw:name="Object4" text:anchor-type="as-char" svg:y="-0.152in" svg:width="1.4217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6"/>
      <text:p text:style-name="P17">p(E1) = <text:s/><text:span text:style-name="T6">(No. of bulbs in good condition</text:span> <text:span text:style-name="T6">+ Number of partially defective bulbs) / total number of bulbs.</text:span></text:p>
      <text:p text:style-name="P18"><text:span text:style-name="T6"><text:s text:c="10"/>= (5+10)/25.</text:span></text:p>
      <text:p text:style-name="P18"><text:span text:style-name="T6"><text:s text:c="10"/>= 3/5.</text:span></text:p>
      <text:p text:style-name="P18"><text:span text:style-name="T6"><text:s/></text:span><text:span text:style-name="T6"><draw:frame draw:style-name="fr1" draw:name="Object5" text:anchor-type="as-char" svg:y="-0.152in" svg:width="0.898in" svg:height="0.200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= Number of good bulbs / Total number of bulbs.</text:span></text:p>
      <text:p text:style-name="P18"><text:tab/><text:tab/> <text:s text:c="2"/><text:span text:style-name="T7">= 5/25 = 1/5.</text:span></text:p>
      <text:p text:style-name="P19">=&gt; p(E2|E1) = 1/3, which is the desired result.</text:p>
      <text:p text:style-name="P19"/>
      <text:p text:style-name="P5">Solution 2:</text:p>
      <text:p text:style-name="P20">Let E – letter taken at random is a vowel.</text:p>
      <text:p text:style-name="P20">Let A – man is an englishman.</text:p>
      <text:p text:style-name="P20">Let B – man is an american.</text:p>
      <text:p text:style-name="P20"/>
      <text:p text:style-name="P21">p(A) = 0.4</text:p>
      <text:p text:style-name="P21">p(B) = 0.6</text:p>
      <text:p text:style-name="P21"/>
      <text:p text:style-name="P20"><text:span text:style-name="T8">p(E) = </text:span><text:span text:style-name="T8"><draw:frame draw:style-name="fr1" draw:name="Object6" text:anchor-type="as-char" svg:y="-0.152in" svg:width="0.7075in" svg:height="0.200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+ </text:span><text:span text:style-name="T8"><draw:frame draw:style-name="fr1" draw:name="Object7" text:anchor-type="as-char" svg:y="-0.152in" svg:width="0.6925in" svg:height="0.20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0"><text:s text:c="8"/><text:span text:style-name="T9">= p(A) * p (E|A) + p(B) * p(E|B)</text:span></text:p>
      <text:p text:style-name="P20"><text:s text:c="8"/><text:span text:style-name="T10">= 0.4 * 0.5 + 0.6 * 0.4</text:span></text:p>
      <text:p text:style-name="P20"><text:s text:c="8"/><text:span text:style-name="T11">= 0.44</text:span></text:p>
      <text:p text:style-name="P22"><draw:frame draw:style-name="fr1" draw:name="Object8" text:anchor-type="as-char" svg:y="-0.152in" svg:width="0.7075in" svg:height="0.200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= 0.4 * 0.5 </text:p>
      <text:p text:style-name="P22"><text:tab/> <text:s text:c="8"/>= 0.2</text:p>
      <text:p text:style-name="P22"/>
      <text:p text:style-name="P22">=&gt; p(A|E) = 0.2/0.44</text:p>
      <text:p text:style-name="P22"><text:tab/> <text:s text:c="4"/>= (5/11)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</meta:initial-creator>
    <meta:creation-date>2014-09-08T20:25:54.044206644</meta:creation-date>
    <meta:generator>LibreOffice/4.2.6.3$Linux_X86_64 LibreOffice_project/420m0$Build-3</meta:generator>
    <dc:date>2014-09-08T21:14:40.446235634</dc:date>
    <dc:creator>rahul </dc:creator>
    <meta:editing-duration>PT47M45S</meta:editing-duration>
    <meta:editing-cycles>32</meta:editing-cycles>
    <meta:document-statistic meta:table-count="0" meta:image-count="0" meta:object-count="8" meta:page-count="2" meta:paragraph-count="64" meta:word-count="353" meta:character-count="1789" meta:non-whitespace-character-count="141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E</mi>
                <mo stretchy="false">∩</mo>
                <mi>E</mi>
              </mrow>
              <mn>1</mn>
            </mrow>
          </mrow>
          <mo fence="true" stretchy="false">)</mo>
        </mrow>
        <mo stretchy="false">/</mo>
        <mi>p</mi>
      </mrow>
      <mrow>
        <mo fence="true" stretchy="false">(</mo>
        <mrow>
          <mi>E</mi>
        </mrow>
        <mo fence="true" stretchy="false">)</mo>
      </mrow>
    </mrow>
    <annotation encoding="StarMath 5.0">p (E intersection E1 ) / p(E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E</mi>
                <mo stretchy="false">∩</mo>
                <mi>E</mi>
              </mrow>
              <mn>1</mn>
            </mrow>
          </mrow>
          <mo fence="true" stretchy="false">)</mo>
        </mrow>
        <mo stretchy="false">=</mo>
        <mn>0</mn>
      </mrow>
    </mrow>
    <annotation encoding="StarMath 5.0">P(E intersection E1) = 0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E</mi>
                <mo stretchy="false">∩</mo>
                <mi>E</mi>
              </mrow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n>1</mn>
                <mo stretchy="false">/</mo>
                <mn>6</mn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o stretchy="false">/</mo>
                <mn>6</mn>
              </mrow>
            </mrow>
            <mo fence="true" stretchy="false">)</mo>
          </mrow>
        </mrow>
        <mo stretchy="false">=</mo>
        <mrow>
          <mn>1</mn>
          <mo stretchy="false">/</mo>
          <mn>36</mn>
        </mrow>
      </mrow>
    </mrow>
    <annotation encoding="StarMath 5.0">P(E intersection E1) = (1/6) * (1/6) = 1/36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E</mi>
              <mrow>
                <mn>1</mn>
                <mo stretchy="false">∩</mo>
                <mi>E</mi>
              </mrow>
              <mn>2</mn>
            </mrow>
          </mrow>
          <mo fence="true" stretchy="false">)</mo>
        </mrow>
        <mo stretchy="false">/</mo>
        <mi>p</mi>
      </mrow>
      <mrow>
        <mo fence="true" stretchy="false">(</mo>
        <mrow>
          <mrow>
            <mi>E</mi>
            <mn>1</mn>
          </mrow>
        </mrow>
        <mo fence="true" stretchy="false">)</mo>
      </mrow>
    </mrow>
    <annotation encoding="StarMath 5.0">p(E1 intersection E2)/ p(E1)</annotation>
  </semantics>
</math>
</file>

<file path=Object 5/content.xml><?xml version="1.0" encoding="utf-8"?>
<math xmlns="http://www.w3.org/1998/Math/MathML" display="block">
  <semantics>
    <mrow>
      <mi>p</mi>
      <mrow>
        <mo fence="true" stretchy="false">(</mo>
        <mrow>
          <mrow>
            <mi>E</mi>
            <mrow>
              <mn>1</mn>
              <mo stretchy="false">∩</mo>
              <mi>E</mi>
            </mrow>
            <mn>2</mn>
          </mrow>
        </mrow>
        <mo fence="true" stretchy="false">)</mo>
      </mrow>
    </mrow>
    <annotation encoding="StarMath 5.0">p(E1 intersection E2)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row>
            <mi>E</mi>
            <mo stretchy="false">∩</mo>
            <mi>A</mi>
          </mrow>
        </mrow>
        <mo fence="true" stretchy="false">)</mo>
      </mrow>
    </mrow>
    <annotation encoding="StarMath 5.0">p(E intersection A) 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i>E</mi>
            <mo stretchy="false">∩</mo>
            <mi>B</mi>
          </mrow>
        </mrow>
        <mo fence="true" stretchy="false">)</mo>
      </mrow>
    </mrow>
    <annotation encoding="StarMath 5.0">p(E intersection B) </annotation>
  </semantics>
</math>
</file>

<file path=Object 8/content.xml><?xml version="1.0" encoding="utf-8"?>
<math xmlns="http://www.w3.org/1998/Math/MathML" display="block">
  <semantics>
    <mrow>
      <mi>p</mi>
      <mrow>
        <mo fence="true" stretchy="false">(</mo>
        <mrow>
          <mrow>
            <mi>E</mi>
            <mo stretchy="false">∩</mo>
            <mi>A</mi>
          </mrow>
        </mrow>
        <mo fence="true" stretchy="false">)</mo>
      </mrow>
    </mrow>
    <annotation encoding="StarMath 5.0">p(E intersection A) </annotation>
  </semantics>
</math>
</file>